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3.9598in"/>
    </style:style>
    <style:style style:name="co4" style:family="table-column">
      <style:table-column-properties fo:break-before="auto" style:column-width="2.2083in"/>
    </style:style>
    <style:style style:name="co5" style:family="table-column">
      <style:table-column-properties fo:break-before="auto" style:column-width="2.4583in"/>
    </style:style>
    <style:style style:name="co6" style:family="table-column">
      <style:table-column-properties fo:break-before="auto" style:column-width="3.9453in"/>
    </style:style>
    <style:style style:name="co7" style:family="table-column">
      <style:table-column-properties fo:break-before="auto" style:column-width="2.9228in"/>
    </style:style>
    <style:style style:name="co8" style:family="table-column">
      <style:table-column-properties fo:break-before="auto" style:column-width="2.579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1.7307in" fo:break-before="auto" style:use-optimal-row-height="true"/>
    </style:style>
    <style:style style:name="ta2" style:family="table" style:master-page-name="Default">
      <style:table-properties table:display="false" style:writing-mode="lr-tb"/>
    </style:style>
    <style:style style:name="ta3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33333" fo:wrap-option="wrap"/>
      <style:text-properties fo:color="#ffffff" fo:font-weight="bold" style:font-weight-asian="bold" style:font-weight-complex="bold"/>
      <style:map style:condition="cell-content()=&quot;CHK&quot;" style:apply-style-name="Accent_20_3" style:base-cell-address="'General tasks'.A1"/>
      <style:map style:condition="cell-content()=&quot;OK&quot;" style:apply-style-name="Good" style:base-cell-address="'General tasks'.A1"/>
      <style:map style:condition="cell-content()=&quot;TODO&quot;" style:apply-style-name="Bad" style:base-cell-address="'General tasks'.A1"/>
      <style:map style:condition="cell-content()=&quot;WIP&quot;" style:apply-style-name="Error" style:base-cell-address="'General tasks'.A1"/>
    </style:style>
    <style:style style:name="ce2" style:family="table-cell" style:parent-style-name="Default">
      <style:table-cell-properties fo:wrap-option="wrap"/>
      <style:map style:condition="cell-content()=&quot;CHK&quot;" style:apply-style-name="Accent_20_3" style:base-cell-address="'General tasks'.A1"/>
      <style:map style:condition="cell-content()=&quot;OK&quot;" style:apply-style-name="Good" style:base-cell-address="'General tasks'.A1"/>
      <style:map style:condition="cell-content()=&quot;TODO&quot;" style:apply-style-name="Bad" style:base-cell-address="'General tasks'.A1"/>
      <style:map style:condition="cell-content()=&quot;WIP&quot;" style:apply-style-name="Error" style:base-cell-address="'General tasks'.A1"/>
    </style:style>
    <style:style style:name="ce3" style:family="table-cell" style:parent-style-name="Default">
      <style:table-cell-properties fo:wrap-option="wrap"/>
      <style:text-properties fo:font-weight="normal" style:font-weight-asian="normal" style:font-weight-complex="normal"/>
      <style:map style:condition="cell-content()=&quot;CHK&quot;" style:apply-style-name="Accent_20_3" style:base-cell-address="'General tasks'.A1"/>
      <style:map style:condition="cell-content()=&quot;OK&quot;" style:apply-style-name="Good" style:base-cell-address="'General tasks'.A1"/>
      <style:map style:condition="cell-content()=&quot;TODO&quot;" style:apply-style-name="Bad" style:base-cell-address="'General tasks'.A1"/>
      <style:map style:condition="cell-content()=&quot;WIP&quot;" style:apply-style-name="Error" style:base-cell-address="'General tasks'.A1"/>
    </style:style>
    <style:style style:name="ce5" style:family="table-cell" style:parent-style-name="Default">
      <style:table-cell-properties fo:background-color="#333333" fo:wrap-option="wrap"/>
      <style:text-properties fo:color="#ffffff" fo:font-weight="bold" style:font-weight-asian="bold" style:font-weight-complex="bold"/>
      <style:map style:condition="cell-content()=&quot;CHK&quot;" style:apply-style-name="Accent_20_3" style:base-cell-address="'General tasks'.A1"/>
      <style:map style:condition="cell-content()=&quot;OK&quot;" style:apply-style-name="Good" style:base-cell-address="'General tasks'.A1"/>
      <style:map style:condition="cell-content()=&quot;TODO&quot;" style:apply-style-name="Bad" style:base-cell-address="'General tasks'.A1"/>
      <style:map style:condition="cell-content()=&quot;WIP&quot;" style:apply-style-name="Error" style:base-cell-address="'General tasks'.A1"/>
    </style:style>
    <style:style style:name="ce6" style:family="table-cell" style:parent-style-name="Default">
      <style:table-cell-properties fo:wrap-option="wrap"/>
      <style:map style:condition="cell-content()=&quot;CHK&quot;" style:apply-style-name="Accent_20_3" style:base-cell-address="'General tasks'.A1"/>
      <style:map style:condition="cell-content()=&quot;OK&quot;" style:apply-style-name="Good" style:base-cell-address="'General tasks'.A1"/>
      <style:map style:condition="cell-content()=&quot;TODO&quot;" style:apply-style-name="Bad" style:base-cell-address="'General tasks'.A1"/>
      <style:map style:condition="cell-content()=&quot;WIP&quot;" style:apply-style-name="Error" style:base-cell-address="'General tasks'.A1"/>
    </style:style>
    <style:style style:name="ce12" style:family="table-cell" style:parent-style-name="Default">
      <style:table-cell-properties fo:background-color="#333333" fo:wrap-option="wrap"/>
      <style:text-properties fo:color="#ffffff" fo:font-weight="bold" style:font-weight-asian="bold" style:font-weight-complex="bold"/>
      <style:map style:condition="cell-content()=&quot;CHK&quot;" style:apply-style-name="Accent_20_3" style:base-cell-address="'Urgent Fixes'.A1"/>
      <style:map style:condition="cell-content()=&quot;OK&quot;" style:apply-style-name="Good" style:base-cell-address="'Urgent Fixes'.A1"/>
      <style:map style:condition="cell-content()=&quot;TODO&quot;" style:apply-style-name="Bad" style:base-cell-address="'Urgent Fixes'.A1"/>
      <style:map style:condition="cell-content()=&quot;WIP&quot;" style:apply-style-name="Error" style:base-cell-address="'Urgent Fixes'.A1"/>
    </style:style>
    <style:style style:name="ce13" style:family="table-cell" style:parent-style-name="Default">
      <style:table-cell-properties fo:wrap-option="wrap"/>
      <style:text-properties fo:font-weight="normal" style:font-weight-asian="normal" style:font-weight-complex="normal"/>
      <style:map style:condition="cell-content()=&quot;CHK&quot;" style:apply-style-name="Accent_20_3" style:base-cell-address="'Urgent Fixes'.A1"/>
      <style:map style:condition="cell-content()=&quot;OK&quot;" style:apply-style-name="Good" style:base-cell-address="'Urgent Fixes'.A1"/>
      <style:map style:condition="cell-content()=&quot;TODO&quot;" style:apply-style-name="Bad" style:base-cell-address="'Urgent Fixes'.A1"/>
      <style:map style:condition="cell-content()=&quot;WIP&quot;" style:apply-style-name="Error" style:base-cell-address="'Urgent Fixes'.A1"/>
    </style:style>
    <style:style style:name="ce14" style:family="table-cell" style:parent-style-name="Default">
      <style:table-cell-properties fo:wrap-option="wrap"/>
      <style:map style:condition="cell-content()=&quot;CHK&quot;" style:apply-style-name="Accent_20_3" style:base-cell-address="'Urgent Fixes'.A1"/>
      <style:map style:condition="cell-content()=&quot;OK&quot;" style:apply-style-name="Good" style:base-cell-address="'Urgent Fixes'.A1"/>
      <style:map style:condition="cell-content()=&quot;TODO&quot;" style:apply-style-name="Bad" style:base-cell-address="'Urgent Fixes'.A1"/>
      <style:map style:condition="cell-content()=&quot;WIP&quot;" style:apply-style-name="Error" style:base-cell-address="'Urgent Fixes'.A1"/>
    </style:style>
    <style:style style:name="ce4" style:family="table-cell" style:parent-style-name="Default">
      <style:table-cell-properties fo:wrap-option="wrap"/>
      <style:text-properties fo:font-weight="bold" style:font-weight-asian="bold" style:font-weight-complex="bold"/>
      <style:map style:condition="cell-content()=&quot;CHK&quot;" style:apply-style-name="Accent_20_3" style:base-cell-address="'Urgent Fixes'.A1"/>
      <style:map style:condition="cell-content()=&quot;OK&quot;" style:apply-style-name="Good" style:base-cell-address="'Urgent Fixes'.A1"/>
      <style:map style:condition="cell-content()=&quot;TODO&quot;" style:apply-style-name="Bad" style:base-cell-address="'Urgent Fixes'.A1"/>
      <style:map style:condition="cell-content()=&quot;WIP&quot;" style:apply-style-name="Error" style:base-cell-address="'Urgent Fixes'.A1"/>
    </style:style>
    <style:style style:name="ce16" style:family="table-cell" style:parent-style-name="Default">
      <style:table-cell-properties fo:background-color="#333333" fo:wrap-option="wrap"/>
      <style:text-properties fo:color="#ffffff" fo:font-weight="bold" style:font-weight-asian="bold" style:font-weight-complex="bold"/>
      <style:map style:condition="cell-content()=&quot;CHK&quot;" style:apply-style-name="Accent_20_3" style:base-cell-address="'Urgent Fixes'.A1"/>
      <style:map style:condition="cell-content()=&quot;OK&quot;" style:apply-style-name="Good" style:base-cell-address="'Urgent Fixes'.A1"/>
      <style:map style:condition="cell-content()=&quot;TODO&quot;" style:apply-style-name="Bad" style:base-cell-address="'Urgent Fixes'.A1"/>
      <style:map style:condition="cell-content()=&quot;WIP&quot;" style:apply-style-name="Error" style:base-cell-address="'Urgent Fixes'.A1"/>
    </style:style>
    <style:style style:name="ce17" style:family="table-cell" style:parent-style-name="Default">
      <style:table-cell-properties fo:wrap-option="wrap"/>
      <style:map style:condition="cell-content()=&quot;CHK&quot;" style:apply-style-name="Accent_20_3" style:base-cell-address="'Urgent Fixes'.A1"/>
      <style:map style:condition="cell-content()=&quot;OK&quot;" style:apply-style-name="Good" style:base-cell-address="'Urgent Fixes'.A1"/>
      <style:map style:condition="cell-content()=&quot;TODO&quot;" style:apply-style-name="Bad" style:base-cell-address="'Urgent Fixes'.A1"/>
      <style:map style:condition="cell-content()=&quot;WIP&quot;" style:apply-style-name="Error" style:base-cell-address="'Urgent Fixes'.A1"/>
    </style:style>
    <style:style style:name="ce18" style:family="table-cell" style:parent-style-name="Default">
      <style:table-cell-properties fo:background-color="#333333" fo:wrap-option="wrap"/>
      <style:text-properties fo:color="#ffffff" fo:font-weight="bold" style:font-weight-asian="bold" style:font-weight-complex="bold"/>
      <style:map style:condition="cell-content()=&quot;CHK&quot;" style:apply-style-name="Accent_20_3" style:base-cell-address="'tests to run'.A1"/>
      <style:map style:condition="cell-content()=&quot;OK&quot;" style:apply-style-name="Good" style:base-cell-address="'tests to run'.A1"/>
      <style:map style:condition="cell-content()=&quot;TODO&quot;" style:apply-style-name="Bad" style:base-cell-address="'tests to run'.A1"/>
      <style:map style:condition="cell-content()=&quot;WIP&quot;" style:apply-style-name="Error" style:base-cell-address="'tests to run'.A1"/>
    </style:style>
    <style:style style:name="ce23" style:family="table-cell" style:parent-style-name="Default">
      <style:table-cell-properties fo:wrap-option="wrap"/>
      <style:map style:condition="cell-content()=&quot;CHK&quot;" style:apply-style-name="Accent_20_3" style:base-cell-address="'tests to run'.A1"/>
      <style:map style:condition="cell-content()=&quot;OK&quot;" style:apply-style-name="Good" style:base-cell-address="'tests to run'.A1"/>
      <style:map style:condition="cell-content()=&quot;TODO&quot;" style:apply-style-name="Bad" style:base-cell-address="'tests to run'.A1"/>
      <style:map style:condition="cell-content()=&quot;WIP&quot;" style:apply-style-name="Error" style:base-cell-address="'tests to run'.A1"/>
    </style:style>
    <style:style style:name="ce24" style:family="table-cell" style:parent-style-name="Default">
      <style:table-cell-properties fo:wrap-option="wrap"/>
      <style:text-properties fo:font-weight="normal" style:font-weight-asian="normal" style:font-weight-complex="normal"/>
      <style:map style:condition="cell-content()=&quot;CHK&quot;" style:apply-style-name="Accent_20_3" style:base-cell-address="'tests to run'.A1"/>
      <style:map style:condition="cell-content()=&quot;OK&quot;" style:apply-style-name="Good" style:base-cell-address="'tests to run'.A1"/>
      <style:map style:condition="cell-content()=&quot;TODO&quot;" style:apply-style-name="Bad" style:base-cell-address="'tests to run'.A1"/>
      <style:map style:condition="cell-content()=&quot;WIP&quot;" style:apply-style-name="Error" style:base-cell-address="'tests to run'.A1"/>
    </style:style>
    <style:style style:name="ce26" style:family="table-cell" style:parent-style-name="Default">
      <style:table-cell-properties fo:wrap-option="wrap"/>
      <style:text-properties fo:font-weight="bold" style:font-weight-asian="bold" style:font-weight-complex="bold"/>
      <style:map style:condition="cell-content()=&quot;CHK&quot;" style:apply-style-name="Accent_20_3" style:base-cell-address="'tests to run'.A1"/>
      <style:map style:condition="cell-content()=&quot;OK&quot;" style:apply-style-name="Good" style:base-cell-address="'tests to run'.A1"/>
      <style:map style:condition="cell-content()=&quot;TODO&quot;" style:apply-style-name="Bad" style:base-cell-address="'tests to run'.A1"/>
      <style:map style:condition="cell-content()=&quot;WIP&quot;" style:apply-style-name="Error" style:base-cell-address="'tests to run'.A1"/>
    </style:style>
    <style:style style:name="ce27" style:family="table-cell" style:parent-style-name="Default">
      <style:table-cell-properties fo:background-color="#333333" fo:wrap-option="wrap"/>
      <style:text-properties fo:color="#ffffff" fo:font-weight="bold" style:font-weight-asian="bold" style:font-weight-complex="bold"/>
      <style:map style:condition="cell-content()=&quot;CHK&quot;" style:apply-style-name="Accent_20_3" style:base-cell-address="'tests to run'.A1"/>
      <style:map style:condition="cell-content()=&quot;OK&quot;" style:apply-style-name="Good" style:base-cell-address="'tests to run'.A1"/>
      <style:map style:condition="cell-content()=&quot;TODO&quot;" style:apply-style-name="Bad" style:base-cell-address="'tests to run'.A1"/>
      <style:map style:condition="cell-content()=&quot;WIP&quot;" style:apply-style-name="Error" style:base-cell-address="'tests to run'.A1"/>
    </style:style>
    <style:style style:name="ce28" style:family="table-cell" style:parent-style-name="Default">
      <style:table-cell-properties fo:wrap-option="wrap"/>
      <style:map style:condition="cell-content()=&quot;CHK&quot;" style:apply-style-name="Accent_20_3" style:base-cell-address="'tests to run'.A1"/>
      <style:map style:condition="cell-content()=&quot;OK&quot;" style:apply-style-name="Good" style:base-cell-address="'tests to run'.A1"/>
      <style:map style:condition="cell-content()=&quot;TODO&quot;" style:apply-style-name="Bad" style:base-cell-address="'tests to run'.A1"/>
      <style:map style:condition="cell-content()=&quot;WIP&quot;" style:apply-style-name="Error" style:base-cell-address="'tests to run'.A1"/>
    </style:style>
    <style:style style:name="ce19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LocalDataInterface.A1"/>
      <style:map style:condition="cell-content()=&quot;OK&quot;" style:apply-style-name="Good" style:base-cell-address="LocalDataInterface.A1"/>
      <style:map style:condition="cell-content()=&quot;TODO&quot;" style:apply-style-name="Bad" style:base-cell-address="LocalDataInterface.A1"/>
      <style:map style:condition="cell-content()=&quot;WIP&quot;" style:apply-style-name="Bad" style:base-cell-address="LocalDataInterface.A1"/>
    </style:style>
    <style:style style:name="ce20" style:family="table-cell" style:parent-style-name="Default">
      <style:map style:condition="cell-content()=&quot;CHK&quot;" style:apply-style-name="Accent_20_3" style:base-cell-address="LocalDataInterface.A1"/>
      <style:map style:condition="cell-content()=&quot;OK&quot;" style:apply-style-name="Good" style:base-cell-address="LocalDataInterface.A1"/>
      <style:map style:condition="cell-content()=&quot;TODO&quot;" style:apply-style-name="Bad" style:base-cell-address="LocalDataInterface.A1"/>
      <style:map style:condition="cell-content()=&quot;WIP&quot;" style:apply-style-name="Bad" style:base-cell-address="LocalDataInterface.A1"/>
    </style:style>
    <style:style style:name="ce21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LocalDataInterface.A1"/>
      <style:map style:condition="cell-content()=&quot;OK&quot;" style:apply-style-name="Good" style:base-cell-address="LocalDataInterface.A1"/>
      <style:map style:condition="cell-content()=&quot;TODO&quot;" style:apply-style-name="Bad" style:base-cell-address="LocalDataInterface.A1"/>
      <style:map style:condition="cell-content()=&quot;WIP&quot;" style:apply-style-name="Bad" style:base-cell-address="LocalDataInterface.A1"/>
    </style:style>
    <style:style style:name="ce22" style:family="table-cell" style:parent-style-name="Default">
      <style:map style:condition="cell-content()=&quot;CHK&quot;" style:apply-style-name="Accent_20_3" style:base-cell-address="LocalDataInterface.A1"/>
      <style:map style:condition="cell-content()=&quot;OK&quot;" style:apply-style-name="Good" style:base-cell-address="LocalDataInterface.A1"/>
      <style:map style:condition="cell-content()=&quot;TODO&quot;" style:apply-style-name="Bad" style:base-cell-address="LocalDataInterface.A1"/>
      <style:map style:condition="cell-content()=&quot;WIP&quot;" style:apply-style-name="Bad" style:base-cell-address="LocalDataInterface.A1"/>
    </style:style>
    <style:style style:name="ce35" style:family="table-cell" style:parent-style-name="Default">
      <style:table-cell-properties fo:background-color="#333333" fo:wrap-option="wrap"/>
      <style:text-properties fo:color="#ffffff" fo:font-weight="bold" style:font-weight-asian="bold" style:font-weight-complex="bold"/>
      <style:map style:condition="cell-content()=&quot;CHK&quot;" style:apply-style-name="Accent_20_3" style:base-cell-address="MODELS.A1"/>
      <style:map style:condition="cell-content()=&quot;OK&quot;" style:apply-style-name="Good" style:base-cell-address="MODELS.A1"/>
      <style:map style:condition="cell-content()=&quot;TODO&quot;" style:apply-style-name="Bad" style:base-cell-address="MODELS.A1"/>
      <style:map style:condition="cell-content()=&quot;WIP&quot;" style:apply-style-name="Error" style:base-cell-address="MODELS.A1"/>
    </style:style>
    <style:style style:name="ce36" style:family="table-cell" style:parent-style-name="Default">
      <style:table-cell-properties fo:wrap-option="wrap"/>
      <style:text-properties fo:font-weight="bold" style:font-weight-asian="bold" style:font-weight-complex="bold"/>
      <style:map style:condition="cell-content()=&quot;CHK&quot;" style:apply-style-name="Accent_20_3" style:base-cell-address="MODELS.A1"/>
      <style:map style:condition="cell-content()=&quot;OK&quot;" style:apply-style-name="Good" style:base-cell-address="MODELS.A1"/>
      <style:map style:condition="cell-content()=&quot;TODO&quot;" style:apply-style-name="Bad" style:base-cell-address="MODELS.A1"/>
      <style:map style:condition="cell-content()=&quot;WIP&quot;" style:apply-style-name="Error" style:base-cell-address="MODELS.A1"/>
    </style:style>
    <style:style style:name="ce40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25" style:family="table-cell" style:parent-style-name="Default">
      <style:table-cell-properties fo:wrap-option="wrap"/>
    </style:style>
    <style:style style:name="ce39" style:family="table-cell" style:parent-style-name="Default">
      <style:table-cell-properties fo:wrap-option="wrap"/>
      <style:map style:condition="cell-content()=&quot;CHK&quot;" style:apply-style-name="Accent_20_3" style:base-cell-address="MODELS.A1"/>
      <style:map style:condition="cell-content()=&quot;OK&quot;" style:apply-style-name="Good" style:base-cell-address="MODELS.A1"/>
      <style:map style:condition="cell-content()=&quot;TODO&quot;" style:apply-style-name="Bad" style:base-cell-address="MODELS.A1"/>
      <style:map style:condition="cell-content()=&quot;WIP&quot;" style:apply-style-name="Error" style:base-cell-address="MODELS.A1"/>
    </style:style>
    <style:style style:name="ce42" style:family="table-cell" style:parent-style-name="Default">
      <style:table-cell-properties fo:background-color="#333333" fo:wrap-option="wrap"/>
      <style:text-properties fo:color="#ffffff" fo:font-weight="bold" style:font-weight-asian="bold" style:font-weight-complex="bold"/>
      <style:map style:condition="cell-content()=&quot;CHK&quot;" style:apply-style-name="Accent_20_3" style:base-cell-address="MODELS.A1"/>
      <style:map style:condition="cell-content()=&quot;OK&quot;" style:apply-style-name="Good" style:base-cell-address="MODELS.A1"/>
      <style:map style:condition="cell-content()=&quot;TODO&quot;" style:apply-style-name="Bad" style:base-cell-address="MODELS.A1"/>
      <style:map style:condition="cell-content()=&quot;WIP&quot;" style:apply-style-name="Error" style:base-cell-address="MODELS.A1"/>
    </style:style>
    <style:style style:name="ce43" style:family="table-cell" style:parent-style-name="Default">
      <style:table-cell-properties fo:wrap-option="wrap"/>
      <style:map style:condition="cell-content()=&quot;CHK&quot;" style:apply-style-name="Accent_20_3" style:base-cell-address="MODELS.A1"/>
      <style:map style:condition="cell-content()=&quot;OK&quot;" style:apply-style-name="Good" style:base-cell-address="MODELS.A1"/>
      <style:map style:condition="cell-content()=&quot;TODO&quot;" style:apply-style-name="Bad" style:base-cell-address="MODELS.A1"/>
      <style:map style:condition="cell-content()=&quot;WIP&quot;" style:apply-style-name="Error" style:base-cell-address="MODELS.A1"/>
    </style:style>
    <style:style style:name="ce44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DELEGATES.A1"/>
      <style:map style:condition="cell-content()=&quot;OK&quot;" style:apply-style-name="Good" style:base-cell-address="DELEGATES.A1"/>
      <style:map style:condition="cell-content()=&quot;TODO&quot;" style:apply-style-name="Bad" style:base-cell-address="DELEGATES.A1"/>
      <style:map style:condition="cell-content()=&quot;WIP&quot;" style:apply-style-name="Error" style:base-cell-address="DELEGATES.A1"/>
    </style:style>
    <style:style style:name="ce41" style:family="table-cell" style:parent-style-name="Default">
      <style:text-properties fo:font-weight="bold" style:font-weight-asian="bold" style:font-weight-complex="bold"/>
      <style:map style:condition="cell-content()=&quot;CHK&quot;" style:apply-style-name="Accent_20_3" style:base-cell-address="DELEGATES.A1"/>
      <style:map style:condition="cell-content()=&quot;OK&quot;" style:apply-style-name="Good" style:base-cell-address="DELEGATES.A1"/>
      <style:map style:condition="cell-content()=&quot;TODO&quot;" style:apply-style-name="Bad" style:base-cell-address="DELEGATES.A1"/>
      <style:map style:condition="cell-content()=&quot;WIP&quot;" style:apply-style-name="Error" style:base-cell-address="DELEGATES.A1"/>
    </style:style>
    <style:style style:name="ce49" style:family="table-cell" style:parent-style-name="Default">
      <style:text-properties fo:font-weight="bold" style:font-weight-asian="bold" style:font-weight-complex="bold"/>
    </style:style>
    <style:style style:name="ce48" style:family="table-cell" style:parent-style-name="Default">
      <style:map style:condition="cell-content()=&quot;CHK&quot;" style:apply-style-name="Accent_20_3" style:base-cell-address="DELEGATES.A1"/>
      <style:map style:condition="cell-content()=&quot;OK&quot;" style:apply-style-name="Good" style:base-cell-address="DELEGATES.A1"/>
      <style:map style:condition="cell-content()=&quot;TODO&quot;" style:apply-style-name="Bad" style:base-cell-address="DELEGATES.A1"/>
      <style:map style:condition="cell-content()=&quot;WIP&quot;" style:apply-style-name="Error" style:base-cell-address="DELEGATES.A1"/>
    </style:style>
    <style:style style:name="ce30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DELEGATES.A1"/>
      <style:map style:condition="cell-content()=&quot;OK&quot;" style:apply-style-name="Good" style:base-cell-address="DELEGATES.A1"/>
      <style:map style:condition="cell-content()=&quot;TODO&quot;" style:apply-style-name="Bad" style:base-cell-address="DELEGATES.A1"/>
      <style:map style:condition="cell-content()=&quot;WIP&quot;" style:apply-style-name="Error" style:base-cell-address="DELEGATES.A1"/>
    </style:style>
    <style:style style:name="ce31" style:family="table-cell" style:parent-style-name="Default">
      <style:map style:condition="cell-content()=&quot;CHK&quot;" style:apply-style-name="Accent_20_3" style:base-cell-address="DELEGATES.A1"/>
      <style:map style:condition="cell-content()=&quot;OK&quot;" style:apply-style-name="Good" style:base-cell-address="DELEGATES.A1"/>
      <style:map style:condition="cell-content()=&quot;TODO&quot;" style:apply-style-name="Bad" style:base-cell-address="DELEGATES.A1"/>
      <style:map style:condition="cell-content()=&quot;WIP&quot;" style:apply-style-name="Error" style:base-cell-address="DELEGATES.A1"/>
    </style:style>
    <style:style style:name="ce52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VIEWS.A1"/>
      <style:map style:condition="cell-content()=&quot;OK&quot;" style:apply-style-name="Good" style:base-cell-address="VIEWS.A1"/>
      <style:map style:condition="cell-content()=&quot;TODO&quot;" style:apply-style-name="Bad" style:base-cell-address="VIEWS.A1"/>
      <style:map style:condition="cell-content()=&quot;WIP&quot;" style:apply-style-name="Bad" style:base-cell-address="VIEWS.A1"/>
    </style:style>
    <style:style style:name="ce53" style:family="table-cell" style:parent-style-name="Default">
      <style:map style:condition="cell-content()=&quot;CHK&quot;" style:apply-style-name="Accent_20_3" style:base-cell-address="VIEWS.A1"/>
      <style:map style:condition="cell-content()=&quot;OK&quot;" style:apply-style-name="Good" style:base-cell-address="VIEWS.A1"/>
      <style:map style:condition="cell-content()=&quot;TODO&quot;" style:apply-style-name="Bad" style:base-cell-address="VIEWS.A1"/>
      <style:map style:condition="cell-content()=&quot;WIP&quot;" style:apply-style-name="Bad" style:base-cell-address="VIEWS.A1"/>
    </style:style>
    <style:style style:name="ce54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VIEWS.A1"/>
      <style:map style:condition="cell-content()=&quot;OK&quot;" style:apply-style-name="Good" style:base-cell-address="VIEWS.A1"/>
      <style:map style:condition="cell-content()=&quot;TODO&quot;" style:apply-style-name="Bad" style:base-cell-address="VIEWS.A1"/>
      <style:map style:condition="cell-content()=&quot;WIP&quot;" style:apply-style-name="Bad" style:base-cell-address="VIEWS.A1"/>
    </style:style>
    <style:style style:name="ce55" style:family="table-cell" style:parent-style-name="Default">
      <style:map style:condition="cell-content()=&quot;CHK&quot;" style:apply-style-name="Accent_20_3" style:base-cell-address="VIEWS.A1"/>
      <style:map style:condition="cell-content()=&quot;OK&quot;" style:apply-style-name="Good" style:base-cell-address="VIEWS.A1"/>
      <style:map style:condition="cell-content()=&quot;TODO&quot;" style:apply-style-name="Bad" style:base-cell-address="VIEWS.A1"/>
      <style:map style:condition="cell-content()=&quot;WIP&quot;" style:apply-style-name="Bad" style:base-cell-address="VIEWS.A1"/>
    </style:style>
    <style:style style:name="ce56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WIDGETS.A1"/>
      <style:map style:condition="cell-content()=&quot;OK&quot;" style:apply-style-name="Good" style:base-cell-address="WIDGETS.A1"/>
      <style:map style:condition="cell-content()=&quot;TODO&quot;" style:apply-style-name="Bad" style:base-cell-address="WIDGETS.A1"/>
      <style:map style:condition="cell-content()=&quot;WIP&quot;" style:apply-style-name="Error" style:base-cell-address="WIDGETS.A1"/>
    </style:style>
    <style:style style:name="ce57" style:family="table-cell" style:parent-style-name="Default">
      <style:map style:condition="cell-content()=&quot;CHK&quot;" style:apply-style-name="Accent_20_3" style:base-cell-address="WIDGETS.A1"/>
      <style:map style:condition="cell-content()=&quot;OK&quot;" style:apply-style-name="Good" style:base-cell-address="WIDGETS.A1"/>
      <style:map style:condition="cell-content()=&quot;TODO&quot;" style:apply-style-name="Bad" style:base-cell-address="WIDGETS.A1"/>
      <style:map style:condition="cell-content()=&quot;WIP&quot;" style:apply-style-name="Error" style:base-cell-address="WIDGETS.A1"/>
    </style:style>
    <style:style style:name="ce58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WIDGETS.A1"/>
      <style:map style:condition="cell-content()=&quot;OK&quot;" style:apply-style-name="Good" style:base-cell-address="WIDGETS.A1"/>
      <style:map style:condition="cell-content()=&quot;TODO&quot;" style:apply-style-name="Bad" style:base-cell-address="WIDGETS.A1"/>
      <style:map style:condition="cell-content()=&quot;WIP&quot;" style:apply-style-name="Error" style:base-cell-address="WIDGETS.A1"/>
    </style:style>
    <style:style style:name="ce59" style:family="table-cell" style:parent-style-name="Default">
      <style:map style:condition="cell-content()=&quot;CHK&quot;" style:apply-style-name="Accent_20_3" style:base-cell-address="WIDGETS.A1"/>
      <style:map style:condition="cell-content()=&quot;OK&quot;" style:apply-style-name="Good" style:base-cell-address="WIDGETS.A1"/>
      <style:map style:condition="cell-content()=&quot;TODO&quot;" style:apply-style-name="Bad" style:base-cell-address="WIDGETS.A1"/>
      <style:map style:condition="cell-content()=&quot;WIP&quot;" style:apply-style-name="Error" style:base-cell-address="WIDGETS.A1"/>
    </style:style>
    <style:style style:name="ce60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Lists.A1"/>
      <style:map style:condition="cell-content()=&quot;OK&quot;" style:apply-style-name="Good" style:base-cell-address="Lists.A1"/>
      <style:map style:condition="cell-content()=&quot;TODO&quot;" style:apply-style-name="Bad" style:base-cell-address="Lists.A1"/>
      <style:map style:condition="cell-content()=&quot;WIP&quot;" style:apply-style-name="Error" style:base-cell-address="Lists.A1"/>
    </style:style>
    <style:style style:name="ce61" style:family="table-cell" style:parent-style-name="Default">
      <style:text-properties fo:font-weight="bold" style:font-weight-asian="bold" style:font-weight-complex="bold"/>
      <style:map style:condition="cell-content()=&quot;CHK&quot;" style:apply-style-name="Accent_20_3" style:base-cell-address="Lists.A1"/>
      <style:map style:condition="cell-content()=&quot;OK&quot;" style:apply-style-name="Good" style:base-cell-address="Lists.A1"/>
      <style:map style:condition="cell-content()=&quot;TODO&quot;" style:apply-style-name="Bad" style:base-cell-address="Lists.A1"/>
      <style:map style:condition="cell-content()=&quot;WIP&quot;" style:apply-style-name="Error" style:base-cell-address="Lists.A1"/>
    </style:style>
    <style:style style:name="ce62" style:family="table-cell" style:parent-style-name="Default">
      <style:map style:condition="cell-content()=&quot;CHK&quot;" style:apply-style-name="Accent_20_3" style:base-cell-address="Lists.A1"/>
      <style:map style:condition="cell-content()=&quot;OK&quot;" style:apply-style-name="Good" style:base-cell-address="Lists.A1"/>
      <style:map style:condition="cell-content()=&quot;TODO&quot;" style:apply-style-name="Bad" style:base-cell-address="Lists.A1"/>
      <style:map style:condition="cell-content()=&quot;WIP&quot;" style:apply-style-name="Error" style:base-cell-address="Lists.A1"/>
    </style:style>
    <style:style style:name="ce63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Lists.A1"/>
      <style:map style:condition="cell-content()=&quot;OK&quot;" style:apply-style-name="Good" style:base-cell-address="Lists.A1"/>
      <style:map style:condition="cell-content()=&quot;TODO&quot;" style:apply-style-name="Bad" style:base-cell-address="Lists.A1"/>
      <style:map style:condition="cell-content()=&quot;WIP&quot;" style:apply-style-name="Error" style:base-cell-address="Lists.A1"/>
    </style:style>
    <style:style style:name="ce64" style:family="table-cell" style:parent-style-name="Default">
      <style:map style:condition="cell-content()=&quot;CHK&quot;" style:apply-style-name="Accent_20_3" style:base-cell-address="Lists.A1"/>
      <style:map style:condition="cell-content()=&quot;OK&quot;" style:apply-style-name="Good" style:base-cell-address="Lists.A1"/>
      <style:map style:condition="cell-content()=&quot;TODO&quot;" style:apply-style-name="Bad" style:base-cell-address="Lists.A1"/>
      <style:map style:condition="cell-content()=&quot;WIP&quot;" style:apply-style-name="Error" style:base-cell-address="Lists.A1"/>
    </style:style>
    <style:style style:name="ce65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Objects.A1"/>
      <style:map style:condition="cell-content()=&quot;OK&quot;" style:apply-style-name="Good" style:base-cell-address="Objects.A1"/>
      <style:map style:condition="cell-content()=&quot;TODO&quot;" style:apply-style-name="Bad" style:base-cell-address="Objects.A1"/>
      <style:map style:condition="cell-content()=&quot;WIP&quot;" style:apply-style-name="Error" style:base-cell-address="Objects.A1"/>
    </style:style>
    <style:style style:name="ce66" style:family="table-cell" style:parent-style-name="Default">
      <style:text-properties fo:font-weight="bold" style:font-weight-asian="bold" style:font-weight-complex="bold"/>
      <style:map style:condition="cell-content()=&quot;CHK&quot;" style:apply-style-name="Accent_20_3" style:base-cell-address="Objects.A1"/>
      <style:map style:condition="cell-content()=&quot;OK&quot;" style:apply-style-name="Good" style:base-cell-address="Objects.A1"/>
      <style:map style:condition="cell-content()=&quot;TODO&quot;" style:apply-style-name="Bad" style:base-cell-address="Objects.A1"/>
      <style:map style:condition="cell-content()=&quot;WIP&quot;" style:apply-style-name="Error" style:base-cell-address="Objects.A1"/>
    </style:style>
    <style:style style:name="ce47" style:family="table-cell" style:parent-style-name="Default">
      <style:text-properties fo:font-weight="normal" style:font-weight-asian="normal" style:font-weight-complex="normal"/>
      <style:map style:condition="cell-content()=&quot;CHK&quot;" style:apply-style-name="Accent_20_3" style:base-cell-address="Objects.A1"/>
      <style:map style:condition="cell-content()=&quot;OK&quot;" style:apply-style-name="Good" style:base-cell-address="Objects.A1"/>
      <style:map style:condition="cell-content()=&quot;TODO&quot;" style:apply-style-name="Bad" style:base-cell-address="Objects.A1"/>
      <style:map style:condition="cell-content()=&quot;WIP&quot;" style:apply-style-name="Error" style:base-cell-address="Objects.A1"/>
    </style:style>
    <style:style style:name="ce68" style:family="table-cell" style:parent-style-name="Default">
      <style:map style:condition="cell-content()=&quot;CHK&quot;" style:apply-style-name="Accent_20_3" style:base-cell-address="Objects.A1"/>
      <style:map style:condition="cell-content()=&quot;OK&quot;" style:apply-style-name="Good" style:base-cell-address="Objects.A1"/>
      <style:map style:condition="cell-content()=&quot;TODO&quot;" style:apply-style-name="Bad" style:base-cell-address="Objects.A1"/>
      <style:map style:condition="cell-content()=&quot;WIP&quot;" style:apply-style-name="Error" style:base-cell-address="Objects.A1"/>
    </style:style>
    <style:style style:name="ce71" style:family="table-cell" style:parent-style-name="Default">
      <style:text-properties fo:font-weight="normal" style:font-weight-asian="normal" style:font-weight-complex="normal"/>
    </style:style>
    <style:style style:name="ce70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Objects.A1"/>
      <style:map style:condition="cell-content()=&quot;OK&quot;" style:apply-style-name="Good" style:base-cell-address="Objects.A1"/>
      <style:map style:condition="cell-content()=&quot;TODO&quot;" style:apply-style-name="Bad" style:base-cell-address="Objects.A1"/>
      <style:map style:condition="cell-content()=&quot;WIP&quot;" style:apply-style-name="Error" style:base-cell-address="Objects.A1"/>
    </style:style>
    <style:style style:name="ce72" style:family="table-cell" style:parent-style-name="Default">
      <style:map style:condition="cell-content()=&quot;CHK&quot;" style:apply-style-name="Accent_20_3" style:base-cell-address="Objects.A1"/>
      <style:map style:condition="cell-content()=&quot;OK&quot;" style:apply-style-name="Good" style:base-cell-address="Objects.A1"/>
      <style:map style:condition="cell-content()=&quot;TODO&quot;" style:apply-style-name="Bad" style:base-cell-address="Objects.A1"/>
      <style:map style:condition="cell-content()=&quot;WIP&quot;" style:apply-style-name="Error" style:base-cell-address="Objects.A1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DATA.$A$1:$DATA.$A$1048576])" table:allow-empty-cell="true" table:display-list="unsorted" table:base-cell-address="'Urgent Fixes'.B1">
          <table:error-message table:message-type="stop" table:display="true"/>
        </table:content-validation>
        <table:content-validation table:name="val2" table:condition="of:cell-content-is-in-list([$DATA.$A$1:$DATA.$A$1048576])" table:allow-empty-cell="true" table:display-list="unsorted" table:base-cell-address="'General tasks'.B1">
          <table:error-message table:message-type="stop" table:display="true"/>
        </table:content-validation>
      </table:content-validations>
      <table:table table:name="General tasks" table:style-name="ta3">
        <table:table-column table:style-name="co3" table:default-cell-style-name="ce2"/>
        <table:table-column table:style-name="co2" table:default-cell-style-name="ce6"/>
        <table:table-column table:style-name="co4" table:default-cell-style-name="ce2"/>
        <table:table-column table:style-name="co2" table:number-columns-repeated="1021" table:default-cell-style-name="ce2"/>
        <table:table-row table:style-name="ro1">
          <table:table-cell table:style-name="ce1" office:value-type="string" calcext:value-type="string">
            <text:p>Task</text:p>
          </table:table-cell>
          <table:table-cell table:style-name="ce5" table:content-validation-name="val1" office:value-type="string" calcext:value-type="string">
            <text:p>Status</text:p>
          </table:table-cell>
          <table:table-cell table:style-name="ce1" office:value-type="string" calcext:value-type="string">
            <text:p>Notes</text:p>
          </table:table-cell>
          <table:table-cell table:style-name="ce1" table:number-columns-repeated="1021"/>
        </table:table-row>
        <table:table-row table:style-name="ro1">
          <table:table-cell office:value-type="string" calcext:value-type="string">
            <text:p>Resave templateDB</text:p>
          </table:table-cell>
          <table:table-cell table:content-validation-name="val1" office:value-type="string" calcext:value-type="string">
            <text:p>TODO</text:p>
          </table:table-cell>
          <table:table-cell office:value-type="string" calcext:value-type="string">
            <text:p>check files et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arning for multiple IDs in ramuser edit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RamUser: sync on creation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UserEditWidget: change password only if ID is not NEW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fullSync on login/setonline (but not create)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onsole en mode data crashe au sync -&gt; trop de données? ajouter une limite (enlève les premieres lignes)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s possible de changer certains status après qqn d'autre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reorder steps from item table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2">
          <table:table-cell table:style-name="ce3" office:value-type="string" calcext:value-type="string">
            <text:p>manquent les noms de “ALL truc” dans les filtres sequences et asset groups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s icones dans les filtres de assetgroups, comme les seqs?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une barre de trop dans le tooltip des users sur le schedule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le header devrait afficher le user shortname dans scheduleee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le header du schedule peut etre un peu plus grand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eck stdout and clean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mprove/fix progressbar on loaddata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oject default fps to 24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pline: pipename not update when pipefile updated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user edit can’t edit password ? (test online !)</text:p>
          </table:table-cell>
          <table:table-cell table:content-validation-name="val1" office:value-type="string" calcext:value-type="string">
            <text:p>TODO</text:p>
          </table:table-cell>
          <table:table-cell table:style-name="Default" table:number-columns-repeated="1022"/>
        </table:table-row>
        <table:table-row table:style-name="ro1">
          <table:table-cell office:value-type="string" calcext:value-type="string">
            <text:p>schedule select me does not work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todo progress bar on batch (schedule &amp; item tables)</text:p>
          </table:table-cell>
          <table:table-cell table:content-validation-name="val1" office:value-type="string" calcext:value-type="string">
            <text:p>TODO</text:p>
          </table:table-cell>
          <table:table-cell table:style-name="Default" table:number-columns-repeated="1022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>
          <table:table-cell office:value-type="string" calcext:value-type="string">
            <text:p>Check for update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jouter le ramses path dans le creator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ep editor : change d'onglet au rechargement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ep editor : icone sur l'onglet settings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start ramses when reloading DB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uleur statebox pas mise à jour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cript API: DOC: remove RamItem.statusHistory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aemon/Script API: import formats not got? /// update not working correctly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ya: Problème avec updater: only updates selected objects/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ya: Updater: wrongly replaces when using "all" button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 bouton user folder ne fonctionne pas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uvaises icones sur liste des steps ? Step editor type wrong?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ltre tableau : pas toujours ajoutés?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le lists: supprimer fonctionne pas (sur previews au moins)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ya: Option pour masquer la shape du root à l'import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ya: Update et open/import: doivent pas etre des boites modales, pour faire la sélection plus facilement dans la scène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3">
          <table:table-cell office:value-type="string" office:string-value="Maya: Update :&#10;- update: ne fonctionne que sur les nodes sélectionnés dans la scène; devrait utiliser ceux de la boite de dialogue&#10;- update all: tous ceux affichés (attention si filtres avec les cases)&#10;-&gt; vérifier ui getAllNodes() et getSelectedNodes(). Plus simple : getNodes(), la liste étant construite au clic sur un des boutons.&#10;- update all: erreur, mélange les nodes ? Fait n'imp. (en cas de shaders en tout cas)&#10;- update selected: idem si plusieurs nodes sélectionnés." calcext:value-type="string">
            <text:p>Maya: Update :</text:p>
            <text:p>- update: ne fonctionne que sur les nodes sélectionnés dans la scène; devrait utiliser ceux de la boite de dialogue</text:p>
            <text:p>- update all: tous ceux affichés (attention si filtres avec les cases)</text:p>
            <text:p>-&gt; vérifier ui getAllNodes() et getSelectedNodes(). Plus simple : getNodes(), la liste étant construite au clic sur un des boutons.</text:p>
            <text:p>- update all: erreur, mélange les nodes ? Fait n'imp. (en cas de shaders en tout cas)</text:p>
            <text:p>- update selected: idem si plusieurs nodes sélectionnés.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odo Script API: when listing/getting stuff, always check if None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1" table:number-rows-repeated="1048534">
          <table:table-cell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calcext:conditional-formats>
          <calcext:conditional-format calcext:target-range-address="'General tasks'.C23:'General tasks'.AMJ1048576 'General tasks'.A9:'General tasks'.B9 'General tasks'.A24:'General tasks'.B1048576 'General tasks'.C19:'General tasks'.AMJ19 'General tasks'.A19:'General tasks'.B19 'General tasks'.C9:'General tasks'.AMJ18 'General tasks'.A11:'General tasks'.B18 'General tasks'.A21:'General tasks'.AMJ21 'General tasks'.B20:'General tasks'.B20 'General tasks'.A1:'General tasks'.AMJ8 'General tasks'.B22:'General tasks'.B22">
            <calcext:condition calcext:apply-style-name="Accent 3" calcext:value="=&quot;CHK&quot;" calcext:base-cell-address="'General tasks'.A1"/>
            <calcext:condition calcext:apply-style-name="Good" calcext:value="=&quot;OK&quot;" calcext:base-cell-address="'General tasks'.A1"/>
            <calcext:condition calcext:apply-style-name="Bad" calcext:value="=&quot;TODO&quot;" calcext:base-cell-address="'General tasks'.A1"/>
            <calcext:condition calcext:apply-style-name="Error" calcext:value="=&quot;WIP&quot;" calcext:base-cell-address="'General tasks'.A1"/>
          </calcext:conditional-format>
        </calcext:conditional-formats>
      </table:table>
      <table:table table:name="Urgent Fixes" table:style-name="ta3">
        <table:table-column table:style-name="co3" table:default-cell-style-name="ce14"/>
        <table:table-column table:style-name="co2" table:default-cell-style-name="ce17"/>
        <table:table-column table:style-name="co4" table:default-cell-style-name="ce14"/>
        <table:table-column table:style-name="co2" table:number-columns-repeated="1021" table:default-cell-style-name="ce14"/>
        <table:table-row table:style-name="ro1">
          <table:table-cell table:style-name="ce12" office:value-type="string" calcext:value-type="string">
            <text:p>Task</text:p>
          </table:table-cell>
          <table:table-cell table:style-name="ce16" table:content-validation-name="val1" office:value-type="string" calcext:value-type="string">
            <text:p>Status</text:p>
          </table:table-cell>
          <table:table-cell table:style-name="ce12" office:value-type="string" calcext:value-type="string">
            <text:p>Notes</text:p>
          </table:table-cell>
          <table:table-cell table:style-name="ce12" table:number-columns-repeated="1021"/>
        </table:table-row>
        <table:table-row table:style-name="ro1">
          <table:table-cell table:style-name="ce13"/>
          <table:table-cell table:content-validation-name="val1"/>
          <table:table-cell table:number-columns-repeated="1022"/>
        </table:table-row>
        <table:table-row table:style-name="ro1" table:number-rows-repeated="5">
          <table:table-cell/>
          <table:table-cell table:content-validation-name="val1"/>
          <table:table-cell table:number-columns-repeated="1022"/>
        </table:table-row>
        <table:table-row table:style-name="ro1">
          <table:table-cell table:style-name="ce4"/>
          <table:table-cell table:content-validation-name="val1"/>
          <table:table-cell table:number-columns-repeated="1022"/>
        </table:table-row>
        <table:table-row table:style-name="ro1" table:number-rows-repeated="2">
          <table:table-cell/>
          <table:table-cell table:content-validation-name="val1"/>
          <table:table-cell table:number-columns-repeated="1022"/>
        </table:table-row>
        <table:table-row table:style-name="ro1">
          <table:table-cell table:style-name="ce4"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table:table-row table:style-name="ro1">
          <table:table-cell table:style-name="ce4"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table:table-row table:style-name="ro1">
          <table:table-cell table:style-name="ce4"/>
          <table:table-cell table:content-validation-name="val1"/>
          <table:table-cell table:number-columns-repeated="1022"/>
        </table:table-row>
        <table:table-row table:style-name="ro1" table:number-rows-repeated="1048560">
          <table:table-cell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calcext:conditional-formats>
          <calcext:conditional-format calcext:target-range-address="'Urgent Fixes'.A1:'Urgent Fixes'.AMJ1048576">
            <calcext:condition calcext:apply-style-name="Accent 3" calcext:value="=&quot;CHK&quot;" calcext:base-cell-address="'Urgent Fixes'.A1"/>
            <calcext:condition calcext:apply-style-name="Good" calcext:value="=&quot;OK&quot;" calcext:base-cell-address="'Urgent Fixes'.A1"/>
            <calcext:condition calcext:apply-style-name="Bad" calcext:value="=&quot;TODO&quot;" calcext:base-cell-address="'Urgent Fixes'.A1"/>
            <calcext:condition calcext:apply-style-name="Error" calcext:value="=&quot;WIP&quot;" calcext:base-cell-address="'Urgent Fixes'.A1"/>
          </calcext:conditional-format>
        </calcext:conditional-formats>
      </table:table>
      <table:table table:name="tests to run" table:style-name="ta3">
        <table:table-column table:style-name="co3" table:default-cell-style-name="ce23"/>
        <table:table-column table:style-name="co2" table:default-cell-style-name="ce28"/>
        <table:table-column table:style-name="co4" table:default-cell-style-name="ce23"/>
        <table:table-column table:style-name="co2" table:number-columns-repeated="1021" table:default-cell-style-name="ce23"/>
        <table:table-row table:style-name="ro1">
          <table:table-cell table:style-name="ce18" office:value-type="string" calcext:value-type="string">
            <text:p>Task</text:p>
          </table:table-cell>
          <table:table-cell table:style-name="ce27" table:content-validation-name="val1" office:value-type="string" calcext:value-type="string">
            <text:p>Status</text:p>
          </table:table-cell>
          <table:table-cell table:style-name="ce18" office:value-type="string" calcext:value-type="string">
            <text:p>Notes</text:p>
          </table:table-cell>
          <table:table-cell table:style-name="ce18" table:number-columns-repeated="1021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table:table-row table:style-name="ro1">
          <table:table-cell table:style-name="ce24"/>
          <table:table-cell table:content-validation-name="val1"/>
          <table:table-cell table:number-columns-repeated="1022"/>
        </table:table-row>
        <table:table-row table:style-name="ro1" table:number-rows-repeated="5">
          <table:table-cell/>
          <table:table-cell table:content-validation-name="val1"/>
          <table:table-cell table:number-columns-repeated="1022"/>
        </table:table-row>
        <table:table-row table:style-name="ro1">
          <table:table-cell table:style-name="ce26"/>
          <table:table-cell table:content-validation-name="val1"/>
          <table:table-cell table:number-columns-repeated="1022"/>
        </table:table-row>
        <table:table-row table:style-name="ro1" table:number-rows-repeated="2">
          <table:table-cell/>
          <table:table-cell table:content-validation-name="val1"/>
          <table:table-cell table:number-columns-repeated="1022"/>
        </table:table-row>
        <table:table-row table:style-name="ro1">
          <table:table-cell table:style-name="ce26"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table:table-row table:style-name="ro1">
          <table:table-cell table:style-name="ce26"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table:table-row table:style-name="ro1">
          <table:table-cell table:style-name="ce26"/>
          <table:table-cell table:content-validation-name="val1"/>
          <table:table-cell table:number-columns-repeated="1022"/>
        </table:table-row>
        <table:table-row table:style-name="ro1" table:number-rows-repeated="1048559">
          <table:table-cell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calcext:conditional-formats>
          <calcext:conditional-format calcext:target-range-address="'tests to run'.A1:'tests to run'.AMJ1048576">
            <calcext:condition calcext:apply-style-name="Accent 3" calcext:value="=&quot;CHK&quot;" calcext:base-cell-address="'tests to run'.A1"/>
            <calcext:condition calcext:apply-style-name="Good" calcext:value="=&quot;OK&quot;" calcext:base-cell-address="'tests to run'.A1"/>
            <calcext:condition calcext:apply-style-name="Bad" calcext:value="=&quot;TODO&quot;" calcext:base-cell-address="'tests to run'.A1"/>
            <calcext:condition calcext:apply-style-name="Error" calcext:value="=&quot;WIP&quot;" calcext:base-cell-address="'tests to run'.A1"/>
          </calcext:conditional-format>
        </calcext:conditional-formats>
      </table:table>
      <table:table table:name="LocalDataInterface" table:style-name="ta3">
        <table:table-column table:style-name="co5" table:default-cell-style-name="ce20"/>
        <table:table-column table:style-name="co2" table:default-cell-style-name="ce22"/>
        <table:table-column table:style-name="co2" table:number-columns-repeated="1022" table:default-cell-style-name="ce20"/>
        <table:table-row table:style-name="ro1">
          <table:table-cell table:style-name="ce19" office:value-type="string" calcext:value-type="string">
            <text:p>Task</text:p>
          </table:table-cell>
          <table:table-cell table:style-name="ce21" table:content-validation-name="val2" office:value-type="string" calcext:value-type="string">
            <text:p>Status</text:p>
          </table:table-cell>
          <table:table-cell table:style-name="ce19" table:number-columns-repeated="1022"/>
        </table:table-row>
        <table:table-row table:style-name="ro1">
          <table:table-cell office:value-type="string" calcext:value-type="string">
            <text:p>insertObject emits inserted</text:p>
          </table:table-cell>
          <table:table-cell table:content-validation-name="val2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moveObject emit removed</text:p>
          </table:table-cell>
          <table:table-cell table:content-validation-name="val2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storeObject emit inserted</text:p>
          </table:table-cell>
          <table:table-cell table:content-validation-name="val2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tObjectData emit changed</text:p>
          </table:table-cell>
          <table:table-cell table:content-validation-name="val2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etObjectData</text:p>
          </table:table-cell>
          <table:table-cell table:content-validation-name="val2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se methods above on sync</text:p>
          </table:table-cell>
          <table:table-cell table:content-validation-name="val2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d check other specialized methods</text:p>
          </table:table-cell>
          <table:table-cell table:content-validation-name="val2" office:value-type="string" calcext:value-type="string">
            <text:p>TODO</text:p>
          </table:table-cell>
          <table:table-cell table:number-columns-repeated="1022"/>
        </table:table-row>
        <table:table-row table:style-name="ro1" table:number-rows-repeated="1048567">
          <table:table-cell/>
          <table:table-cell table:content-validation-name="val2"/>
          <table:table-cell table:number-columns-repeated="1022"/>
        </table:table-row>
        <table:table-row table:style-name="ro1">
          <table:table-cell/>
          <table:table-cell table:content-validation-name="val2"/>
          <table:table-cell table:number-columns-repeated="1022"/>
        </table:table-row>
        <calcext:conditional-formats>
          <calcext:conditional-format calcext:target-range-address="LocalDataInterface.A1:LocalDataInterface.AMJ1048576">
            <calcext:condition calcext:apply-style-name="Accent 3" calcext:value="=&quot;CHK&quot;" calcext:base-cell-address="LocalDataInterface.A1"/>
            <calcext:condition calcext:apply-style-name="Good" calcext:value="=&quot;OK&quot;" calcext:base-cell-address="LocalDataInterface.A1"/>
            <calcext:condition calcext:apply-style-name="Bad" calcext:value="=&quot;TODO&quot;" calcext:base-cell-address="LocalDataInterface.A1"/>
            <calcext:condition calcext:apply-style-name="Bad" calcext:value="=&quot;WIP&quot;" calcext:base-cell-address="LocalDataInterface.A1"/>
          </calcext:conditional-format>
        </calcext:conditional-formats>
      </table:table>
      <table:table table:name="MODELS" table:style-name="ta3">
        <table:table-column table:style-name="co6" table:default-cell-style-name="ce39"/>
        <table:table-column table:style-name="co2" table:default-cell-style-name="ce43"/>
        <table:table-column table:style-name="co4" table:default-cell-style-name="ce39"/>
        <table:table-column table:style-name="co2" table:number-columns-repeated="1021" table:default-cell-style-name="ce39"/>
        <table:table-row table:style-name="ro1">
          <table:table-cell table:style-name="ce35" office:value-type="string" calcext:value-type="string">
            <text:p>Task</text:p>
          </table:table-cell>
          <table:table-cell table:style-name="ce42" table:content-validation-name="val1" office:value-type="string" calcext:value-type="string">
            <text:p>Status</text:p>
          </table:table-cell>
          <table:table-cell table:style-name="ce35" office:value-type="string" calcext:value-type="string">
            <text:p>Notes</text:p>
          </table:table-cell>
          <table:table-cell table:style-name="ce35" table:number-columns-repeated="1021"/>
        </table:table-row>
        <table:table-row table:style-name="ro1">
          <table:table-cell table:style-name="ce36" office:value-type="string" calcext:value-type="string">
            <text:p>RamObjectModel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36"/>
          <table:table-cell table:content-validation-name="val1"/>
          <table:table-cell table:number-columns-repeated="1022"/>
        </table:table-row>
        <table:table-row table:style-name="ro1">
          <table:table-cell table:style-name="ce36" office:value-type="string" calcext:value-type="string">
            <text:p>DBTableModel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36" office:value-type="string" calcext:value-type="string">
            <text:p>RamOBjectSortFilterProxyModel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36" office:value-type="string" calcext:value-type="string">
            <text:p>RamItemSortFilterProxyModel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36" office:value-type="string" calcext:value-type="string">
            <text:p>RamFilterListProxyModel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36" office:value-type="string" calcext:value-type="string">
            <text:p>RamScheduleTableModel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36" office:value-type="string" calcext:value-type="string">
            <text:p>RamScheduleFilter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0" office:value-type="string" calcext:value-type="string">
            <text:p>TimeLineProxy</text:p>
          </table:table-cell>
          <table:table-cell table:content-validation-name="val1" office:value-type="string" calcext:value-type="string">
            <text:p>OK</text:p>
          </table:table-cell>
          <table:table-cell table:number-columns-repeated="1022"/>
        </table:table-row>
        <table:table-row table:style-name="ro1">
          <table:table-cell table:style-name="ce25" office:value-type="string" calcext:value-type="string">
            <text:p>statisticsmodel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 table:number-rows-repeated="1048564">
          <table:table-cell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calcext:conditional-formats>
          <calcext:conditional-format calcext:target-range-address="MODELS.C8:MODELS.AMJ1048576 MODELS.A8:MODELS.B9 MODELS.A12:MODELS.B1048576 MODELS.A3:MODELS.AMJ7 MODELS.A1:MODELS.AMJ2 MODELS.B10:MODELS.B11">
            <calcext:condition calcext:apply-style-name="Accent 3" calcext:value="=&quot;CHK&quot;" calcext:base-cell-address="MODELS.A1"/>
            <calcext:condition calcext:apply-style-name="Good" calcext:value="=&quot;OK&quot;" calcext:base-cell-address="MODELS.A1"/>
            <calcext:condition calcext:apply-style-name="Bad" calcext:value="=&quot;TODO&quot;" calcext:base-cell-address="MODELS.A1"/>
            <calcext:condition calcext:apply-style-name="Error" calcext:value="=&quot;WIP&quot;" calcext:base-cell-address="MODELS.A1"/>
          </calcext:conditional-format>
        </calcext:conditional-formats>
      </table:table>
      <table:table table:name="DELEGATES" table:style-name="ta3">
        <table:table-column table:style-name="co7" table:default-cell-style-name="ce48"/>
        <table:table-column table:style-name="co2" table:default-cell-style-name="ce31"/>
        <table:table-column table:style-name="co4" table:default-cell-style-name="ce48"/>
        <table:table-column table:style-name="co2" table:number-columns-repeated="1021" table:default-cell-style-name="ce48"/>
        <table:table-row table:style-name="ro1">
          <table:table-cell table:style-name="ce44" office:value-type="string" calcext:value-type="string">
            <text:p>Task</text:p>
          </table:table-cell>
          <table:table-cell table:style-name="ce30" table:content-validation-name="val1" office:value-type="string" calcext:value-type="string">
            <text:p>Status</text:p>
          </table:table-cell>
          <table:table-cell table:style-name="ce44" office:value-type="string" calcext:value-type="string">
            <text:p>Notes</text:p>
          </table:table-cell>
          <table:table-cell table:style-name="ce44" table:number-columns-repeated="1021"/>
        </table:table-row>
        <table:table-row table:style-name="ro1">
          <table:table-cell table:style-name="ce41" office:value-type="string" calcext:value-type="string">
            <text:p>RamObjectDelegate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1" office:value-type="string" calcext:value-type="string">
            <text:p>RamScheduleDelegate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1" office:value-type="string" calcext:value-type="string">
            <text:p>Timeline delegate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1" office:value-type="string" calcext:value-type="string">
            <text:p>StepHeaderView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9" office:value-type="string" calcext:value-type="string">
            <text:p>StatisticsDelegate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 table:number-rows-repeated="1048569">
          <table:table-cell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calcext:conditional-formats>
          <calcext:conditional-format calcext:target-range-address="DELEGATES.B3:DELEGATES.AMJ1048576 DELEGATES.A3:DELEGATES.A5 DELEGATES.A7:DELEGATES.A1048576 DELEGATES.A1:DELEGATES.AMJ2">
            <calcext:condition calcext:apply-style-name="Accent 3" calcext:value="=&quot;CHK&quot;" calcext:base-cell-address="DELEGATES.A1"/>
            <calcext:condition calcext:apply-style-name="Good" calcext:value="=&quot;OK&quot;" calcext:base-cell-address="DELEGATES.A1"/>
            <calcext:condition calcext:apply-style-name="Bad" calcext:value="=&quot;TODO&quot;" calcext:base-cell-address="DELEGATES.A1"/>
            <calcext:condition calcext:apply-style-name="Error" calcext:value="=&quot;WIP&quot;" calcext:base-cell-address="DELEGATES.A1"/>
          </calcext:conditional-format>
        </calcext:conditional-formats>
      </table:table>
      <table:table table:name="VIEWS" table:style-name="ta3">
        <table:table-column table:style-name="co5" table:default-cell-style-name="ce53"/>
        <table:table-column table:style-name="co2" table:default-cell-style-name="ce55"/>
        <table:table-column table:style-name="co4" table:default-cell-style-name="ce53"/>
        <table:table-column table:style-name="co2" table:number-columns-repeated="1021" table:default-cell-style-name="ce53"/>
        <table:table-row table:style-name="ro1">
          <table:table-cell table:style-name="ce52" office:value-type="string" calcext:value-type="string">
            <text:p>Task</text:p>
          </table:table-cell>
          <table:table-cell table:style-name="ce54" table:content-validation-name="val1" office:value-type="string" calcext:value-type="string">
            <text:p>Status</text:p>
          </table:table-cell>
          <table:table-cell table:style-name="ce52" office:value-type="string" calcext:value-type="string">
            <text:p>Notes</text:p>
          </table:table-cell>
          <table:table-cell table:style-name="ce52" table:number-columns-repeated="1021"/>
        </table:table-row>
        <table:table-row table:style-name="ro1">
          <table:table-cell office:value-type="string" calcext:value-type="string">
            <text:p>RamObjectView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mObjectComboBox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mObjectMenu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mStateBox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mScheduleTableView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imeLineView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atisticsView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 table:number-rows-repeated="1048567">
          <table:table-cell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calcext:conditional-formats>
          <calcext:conditional-format calcext:target-range-address="VIEWS.A1:VIEWS.AMJ1048576">
            <calcext:condition calcext:apply-style-name="Accent 3" calcext:value="=&quot;CHK&quot;" calcext:base-cell-address="VIEWS.A1"/>
            <calcext:condition calcext:apply-style-name="Good" calcext:value="=&quot;OK&quot;" calcext:base-cell-address="VIEWS.A1"/>
            <calcext:condition calcext:apply-style-name="Bad" calcext:value="=&quot;TODO&quot;" calcext:base-cell-address="VIEWS.A1"/>
            <calcext:condition calcext:apply-style-name="Bad" calcext:value="=&quot;WIP&quot;" calcext:base-cell-address="VIEWS.A1"/>
          </calcext:conditional-format>
        </calcext:conditional-formats>
      </table:table>
      <table:table table:name="WIDGETS" table:style-name="ta3">
        <table:table-column table:style-name="co5" table:default-cell-style-name="ce57"/>
        <table:table-column table:style-name="co2" table:default-cell-style-name="ce59"/>
        <table:table-column table:style-name="co8" table:default-cell-style-name="ce57"/>
        <table:table-column table:style-name="co2" table:number-columns-repeated="1021" table:default-cell-style-name="ce57"/>
        <table:table-row table:style-name="ro1">
          <table:table-cell table:style-name="ce56" office:value-type="string" calcext:value-type="string">
            <text:p>Task</text:p>
          </table:table-cell>
          <table:table-cell table:style-name="ce58" table:content-validation-name="val1" office:value-type="string" calcext:value-type="string">
            <text:p>Status</text:p>
          </table:table-cell>
          <table:table-cell table:style-name="ce56" office:value-type="string" calcext:value-type="string">
            <text:p>Notes</text:p>
          </table:table-cell>
          <table:table-cell table:style-name="ce56" table:number-columns-repeated="1021"/>
        </table:table-row>
        <table:table-row table:style-name="ro1">
          <table:table-cell office:value-type="string" calcext:value-type="string">
            <text:p>ObjectManager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bjectLis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cheduleManager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peLine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temTableManager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epstatushistory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statistics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 table:number-rows-repeated="1048567">
          <table:table-cell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calcext:conditional-formats>
          <calcext:conditional-format calcext:target-range-address="WIDGETS.C1:WIDGETS.AMJ1048576 WIDGETS.A1:WIDGETS.B7 WIDGETS.A9:WIDGETS.B1048576 WIDGETS.B8:WIDGETS.B8">
            <calcext:condition calcext:apply-style-name="Accent 3" calcext:value="=&quot;CHK&quot;" calcext:base-cell-address="WIDGETS.A1"/>
            <calcext:condition calcext:apply-style-name="Good" calcext:value="=&quot;OK&quot;" calcext:base-cell-address="WIDGETS.A1"/>
            <calcext:condition calcext:apply-style-name="Bad" calcext:value="=&quot;TODO&quot;" calcext:base-cell-address="WIDGETS.A1"/>
            <calcext:condition calcext:apply-style-name="Error" calcext:value="=&quot;WIP&quot;" calcext:base-cell-address="WIDGETS.A1"/>
          </calcext:conditional-format>
        </calcext:conditional-formats>
      </table:table>
      <table:table table:name="Lists" table:style-name="ta3">
        <table:table-column table:style-name="co3" table:default-cell-style-name="ce62"/>
        <table:table-column table:style-name="co2" table:default-cell-style-name="ce64"/>
        <table:table-column table:style-name="co4" table:default-cell-style-name="ce62"/>
        <table:table-column table:style-name="co2" table:number-columns-repeated="1021" table:default-cell-style-name="ce62"/>
        <table:table-row table:style-name="ro1">
          <table:table-cell table:style-name="ce60" office:value-type="string" calcext:value-type="string">
            <text:p>Task</text:p>
          </table:table-cell>
          <table:table-cell table:style-name="ce63" table:content-validation-name="val1" office:value-type="string" calcext:value-type="string">
            <text:p>Status</text:p>
          </table:table-cell>
          <table:table-cell table:style-name="ce60" office:value-type="string" calcext:value-type="string">
            <text:p>Notes</text:p>
          </table:table-cell>
          <table:table-cell table:style-name="ce60" table:number-columns-repeated="1021"/>
        </table:table-row>
        <table:table-row table:style-name="ro1">
          <table:table-cell table:style-name="ce61" office:value-type="string" calcext:value-type="string">
            <text:p>State list</text:p>
          </table:table-cell>
          <table:table-cell table:content-validation-name="val1" office:value-type="string" calcext:value-type="string">
            <text:p>OK</text:p>
          </table:table-cell>
          <table:table-cell table:number-columns-repeated="1022"/>
        </table:table-row>
        <table:table-row table:style-name="ro1">
          <table:table-cell table:style-name="ce61" office:value-type="string" calcext:value-type="string">
            <text:p>User lis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pdate user list and its assignlist of project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1" office:value-type="string" calcext:value-type="string">
            <text:p>TemplateStep lis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ojectpage : steptemplatemenu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eplistmanagerwidget : createmenu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pelinewidget load stemplatesteps in userChanged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pelinewidget templateStepInserted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pelinewidget templateStepRemoved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1" office:value-type="string" calcext:value-type="string">
            <text:p>Project lis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1" office:value-type="string" calcext:value-type="string">
            <text:p>TemplateAssetGroup lis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1" office:value-type="string" calcext:value-type="string">
            <text:p>FileType lis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plicationEditWidget -&gt; setModel of the 3 file lists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1" office:value-type="string" calcext:value-type="string">
            <text:p>Application lis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epEditWidget -&gt; setModel of the application lis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 table:number-rows-repeated="1048559">
          <table:table-cell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calcext:conditional-formats>
          <calcext:conditional-format calcext:target-range-address="Lists.A1:Lists.AMJ1048576">
            <calcext:condition calcext:apply-style-name="Accent 3" calcext:value="=&quot;CHK&quot;" calcext:base-cell-address="Lists.A1"/>
            <calcext:condition calcext:apply-style-name="Good" calcext:value="=&quot;OK&quot;" calcext:base-cell-address="Lists.A1"/>
            <calcext:condition calcext:apply-style-name="Bad" calcext:value="=&quot;TODO&quot;" calcext:base-cell-address="Lists.A1"/>
            <calcext:condition calcext:apply-style-name="Error" calcext:value="=&quot;WIP&quot;" calcext:base-cell-address="Lists.A1"/>
          </calcext:conditional-format>
        </calcext:conditional-formats>
      </table:table>
      <table:table table:name="Objects" table:style-name="ta3">
        <table:table-column table:style-name="co3" table:default-cell-style-name="ce68"/>
        <table:table-column table:style-name="co2" table:default-cell-style-name="ce72"/>
        <table:table-column table:style-name="co2" table:number-columns-repeated="1022" table:default-cell-style-name="ce68"/>
        <table:table-row table:style-name="ro1">
          <table:table-cell table:style-name="ce65" office:value-type="string" calcext:value-type="string">
            <text:p>Task</text:p>
          </table:table-cell>
          <table:table-cell table:style-name="ce70" table:content-validation-name="val1" office:value-type="string" calcext:value-type="string">
            <text:p>Status</text:p>
          </table:table-cell>
          <table:table-cell table:style-name="ce65" office:value-type="string" calcext:value-type="string">
            <text:p>Notes</text:p>
          </table:table-cell>
          <table:table-cell table:style-name="ce65" table:number-columns-repeated="1021"/>
        </table:table-row>
        <table:table-row table:style-name="ro1">
          <table:table-cell table:style-name="ce66" office:value-type="string" calcext:value-type="string">
            <text:p>RamObjec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createModel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eckData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6" office:value-type="string" calcext:value-type="string">
            <text:p>Application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6" office:value-type="string" calcext:value-type="string">
            <text:p>AssetGroup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ui_assetsList→setModel(project assets)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6" office:value-type="string" calcext:value-type="string">
            <text:p>FileType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6" office:value-type="string" calcext:value-type="string">
            <text:p>Pipe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6" office:value-type="string" calcext:value-type="string">
            <text:p>PipeFile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6" office:value-type="string" calcext:value-type="string">
            <text:p>ScheduleCommen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6" office:value-type="string" calcext:value-type="string">
            <text:p>ScheduleEntry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6" office:value-type="string" calcext:value-type="string">
            <text:p>Sequence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ui_shotsList → setModel(project shots)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6" office:value-type="string" calcext:value-type="string">
            <text:p>State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6" office:value-type="string" calcext:value-type="string">
            <text:p>Status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6" office:value-type="string" calcext:value-type="string">
            <text:p>Step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6" office:value-type="string" calcext:value-type="string">
            <text:p>TemplateAssetGroup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6" office:value-type="string" calcext:value-type="string">
            <text:p>TemplateStep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6" office:value-type="string" calcext:value-type="string">
            <text:p>User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9" office:value-type="string" calcext:value-type="string">
            <text:p>Item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71" office:value-type="string" calcext:value-type="string">
            <text:p>connect project steps inserted/removed 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6" office:value-type="string" calcext:value-type="string">
            <text:p>Ass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ManagerWidget → setModel (assets)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6" office:value-type="string" calcext:value-type="string">
            <text:p>Sho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ManagerWidget → setModel (shots)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 → ui_assetLis→setModel(assets)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6" office:value-type="string" calcext:value-type="string">
            <text:p>Projec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assets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shots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 table:number-rows-repeated="1048528">
          <table:table-cell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calcext:conditional-formats>
          <calcext:conditional-format calcext:target-range-address="Objects.B35:Objects.AMJ1048576 Objects.A37:Objects.A1048576 Objects.A1:Objects.AMJ34">
            <calcext:condition calcext:apply-style-name="Accent 3" calcext:value="=&quot;CHK&quot;" calcext:base-cell-address="Objects.A1"/>
            <calcext:condition calcext:apply-style-name="Good" calcext:value="=&quot;OK&quot;" calcext:base-cell-address="Objects.A1"/>
            <calcext:condition calcext:apply-style-name="Bad" calcext:value="=&quot;TODO&quot;" calcext:base-cell-address="Objects.A1"/>
            <calcext:condition calcext:apply-style-name="Error" calcext:value="=&quot;WIP&quot;" calcext:base-cell-address="Objects.A1"/>
          </calcext:conditional-format>
        </calcext:conditional-formats>
      </table:table>
      <table:table table:name="DATA" table:style-name="ta2">
        <table:table-column table:style-name="co2" table:default-cell-style-name="Default"/>
        <table:table-row table:style-name="ro1">
          <table:table-cell office:value-type="string" calcext:value-type="string">
            <text:p>Status</text:p>
          </table:table-cell>
        </table:table-row>
        <table:table-row table:style-name="ro1">
          <table:table-cell office:value-type="string" calcext:value-type="string">
            <text:p>CHK</text:p>
          </table:table-cell>
        </table:table-row>
        <table:table-row table:style-name="ro1">
          <table:table-cell office:value-type="string" calcext:value-type="string">
            <text:p>WIP</text:p>
          </table:table-cell>
        </table:table-row>
        <table:table-row table:style-name="ro1"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TODO</text:p>
          </table:table-cell>
        </table:table-row>
      </table:table>
      <table:named-expressions/>
      <table:database-ranges>
        <table:database-range table:name="__Anonymous_Sheet_DB__0" table:target-range-address="'General tasks'.A23:'General tasks'.B23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15">00/00/0000</text:date>, <text:time style:data-style-name="N2" text:time-value="14:32:03.83116633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10T14:52:10.545907045</meta:creation-date>
    <meta:generator>LibreOffice/6.4.7.2$Linux_X86_64 LibreOffice_project/40$Build-2</meta:generator>
    <dc:date>2022-09-15T14:35:26.029515912</dc:date>
    <meta:editing-duration>PT13H46M59S</meta:editing-duration>
    <meta:editing-cycles>112</meta:editing-cycles>
    <meta:document-statistic meta:table-count="11" meta:cell-count="303" meta:object-count="0"/>
  </office:meta>
</office:document-meta>
</file>